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Mono"/>
    </style:style>
    <style:style style:name="ce5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5" table:default-cell-style-name="ce4"/>
        <table:table-column table:style-name="co6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5" table:number-columns-repeated="16376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device_i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ndor_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VISION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chip_revis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dram_if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peline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a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RTREN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art_ren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diagdb_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diagda_dat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RAM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00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GION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ffset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an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hroma</text:p>
          </table:table-cell>
          <table:table-cell/>
          <table:table-cell office:value-type="string" calcext:value-type="string">
            <text:p>0b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b_strip_buf_e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21-16</text:p>
          </table:table-cell>
          <table:table-cell office:value-type="string" calcext:value-type="string">
            <text:p>fb_stripsize</text:p>
          </table:table-cell>
          <table:table-cell/>
          <table:table-cell office:value-type="string" calcext:value-type="string">
            <text:p>0b111_110</text:p>
          </table:table-cell>
          <table:table-cell office:value-type="string" calcext:value-type="string">
            <text:p>In units of 16 lines, in multiples of 32 lines. 0x02 is 32 lines, 0x04 is 64 lines, 0x03 is an illegal 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chrom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6-4</text:p>
          </table:table-cell>
          <table:table-cell office:value-type="string" calcext:value-type="string">
            <text:p>fb_conca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0555_rgb_16bi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0565_rgb_16b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888_rgb_24bit_packe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_0888_rgb_32bit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b_line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b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fb_alph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kval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b_dith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0555_krgb_16bi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565_rgb_16b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4444_argb_16bi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1555_argb_16bit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888_rgb_24bit_packed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0888_krgb_32bit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_8888_argb_32bit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LINESTRIDE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fb_line_stride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In 8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1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1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2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2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fb_modulus</text:p>
          </table:table-cell>
          <table:table-cell/>
          <table:table-cell table:style-name="ce3" office:value-type="string" calcext:value-type="string">
            <text:p>0x3ff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fb_y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x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1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1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2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2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26-16</text:p>
          </table:table-cell>
          <table:table-cell office:value-type="string" calcext:value-type="string">
            <text:p>fb_x_clip_max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10-0</text:p>
          </table:table-cell>
          <table:table-cell office:value-type="string" calcext:value-type="string">
            <text:p>fb_x_clip_min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fb_y_clip_ma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y_clip_mi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eter_selection_volume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nsity_volume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cale_factor_for_shadows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CULL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culling_comparison_valu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9-14</text:p>
          </table:table-cell>
          <table:table-cell office:value-type="string" calcext:value-type="string">
            <text:p>t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i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7-4</text:p>
          </table:table-cell>
          <table:table-cell office:value-type="string" calcext:value-type="string">
            <text:p>pointer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3-0</text:p>
          </table:table-cell>
          <table:table-cell office:value-type="string" calcext:value-type="string">
            <text:p>pointer_first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ERP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perpendicular_triangle_compar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D</text:p>
          </table:table-cell>
          <table:table-cell/>
          <table:table-cell office:value-type="string" calcext:value-type="string">
            <text:p>31-4</text:p>
          </table:table-cell>
          <table:table-cell office:value-type="string" calcext:value-type="string">
            <text:p>background_plane_depth</text:p>
          </table:table-cell>
          <table:table-cell/>
          <table:table-cell office:value-type="string" calcext:value-type="string">
            <text:p>float_1_8_1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3-3</text:p>
          </table:table-cell>
          <table:table-cell office:value-type="string" calcext:value-type="string">
            <text:p>tag_address</text:p>
          </table:table-cell>
          <table:table-cell/>
          <table:table-cell office:value-type="string" calcext:value-type="string">
            <text:p>0x1fffff</text:p>
          </table:table-cell>
          <table:table-cell office:value-type="string" calcext:value-type="string">
            <text:p>In 32-bit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-0</text:p>
          </table:table-cell>
          <table:table-cell office:value-type="string" calcext:value-type="string">
            <text:p>tag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23-14</text:p>
          </table:table-cell>
          <table:table-cell office:value-type="string" calcext:value-type="string">
            <text:p>cache_size_for_translucency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13-4</text:p>
          </table:table-cell>
          <table:table-cell office:value-type="string" calcext:value-type="string">
            <text:p>punch_through_chunk_size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, must be larger than cache_size_for_translucenc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scard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_sort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REFRESH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refresh_counter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priority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rendered_data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vq_index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normal_data_and_vq_codebook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isp_tsp_data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pointers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sh4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parameters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region_data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ointer_data</text:p>
          </table:table-cell>
          <table:table-cell office:value-type="string" calcext:value-type="string">
            <text:p>0x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arameters</text:p>
          </table:table-cell>
          <table:table-cell office:value-type="string" calcext:value-type="string">
            <text:p>0x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crt_controller</text:p>
          </table:table-cell>
          <table:table-cell office:value-type="string" calcext:value-type="string">
            <text:p>0x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priority_arbitration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override_value_field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round_robin_counter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arbiter_crt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rbiter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8-26</text:p>
          </table:table-cell>
          <table:table-cell office:value-type="string" calcext:value-type="string">
            <text:p>read_command_to_returned_data_delay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5-23</text:p>
          </table:table-cell>
          <table:table-cell office:value-type="string" calcext:value-type="string">
            <text:p>cas_latency_value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2-21</text:p>
          </table:table-cell>
          <table:table-cell office:value-type="string" calcext:value-type="string">
            <text:p>activat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0-18</text:p>
          </table:table-cell>
          <table:table-cell office:value-type="string" calcext:value-type="string">
            <text:p>read_to_write_period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7-14</text:p>
          </table:table-cell>
          <table:table-cell office:value-type="string" calcext:value-type="string">
            <text:p>refresh_to_activat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pre_charg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9-6</text:p>
          </table:table-cell>
          <table:table-cell office:value-type="string" calcext:value-type="string">
            <text:p>activate_to_pre_charg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5-4</text:p>
          </table:table-cell>
          <table:table-cell office:value-type="string" calcext:value-type="string">
            <text:p>activate_to_read_write_command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3-2</text:p>
          </table:table-cell>
          <table:table-cell office:value-type="string" calcext:value-type="string">
            <text:p>write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read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og_scale_mantiss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fog_scale_exponen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trigger_v_c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trigger_h_coun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lank_in_interrup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qual_line_comp_val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_comp_val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line_comp_val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lank_out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lank_in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yn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syn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ts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rce_field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g_loc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31-22</text:p>
          </table:table-cell>
          <table:table-cell office:value-type="string" calcext:value-type="string">
            <text:p>eq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21-12</text:p>
          </table:table-cell>
          <table:table-cell office:value-type="string" calcext:value-type="string">
            <text:p>bp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vswidth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6-0</text:p>
          </table:table-cell>
          <table:table-cell office:value-type="string" calcext:value-type="string">
            <text:p>hswidth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bank_bit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clk_delay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pclk_delay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ixel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field_flag_from_spg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inverse_of_field_flag_from_spg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fixed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fixed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the_active_edges_of_hsync_and_vsync_match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the_active_edges_of_hsync_and_vsync_match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hsync_becomes_active_in_the_middle_of_the_vsync_active_edge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hsync_becomes_active_in_the_middle_of_the_vsync_active_edge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inverted_at_the_active_edge_of_vsync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ank_video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X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orizontal_start_positio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ertical_start_position_on_field_2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ertical_start_position_on_field_1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orizontal_scaling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rtical_scale_factor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_RAM_CT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15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444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88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lan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ieldn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scanlin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wr_burs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4-8</text:p>
          </table:table-cell>
          <table:table-cell office:value-type="string" calcext:value-type="string">
            <text:p>vid_lat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vid_burst</text:p>
          </table:table-cell>
          <table:table-cell/>
          <table:table-cell office:value-type="string" calcext:value-type="string">
            <text:p>0x3f</text:p>
          </table:table-cell>
          <table:table-cell table:number-columns-repeated="5"/>
          <table:table-cell office:value-type="string" calcext:value-type="string">
            <text:p><text:s/>&gt;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C_SOF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current_read_addres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coefficient_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coefficient_0_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T_ALPHA_RE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lpha_reference_for_punch_through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TABLE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fog_table_data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ETTE_RAM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palette_data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6378"/>
        </table:table-row>
        <table:table-row table:style-name="ro1" table:number-rows-repeated="10483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22:30:07.2078685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1:24:02.112853182</meta:creation-date>
    <meta:generator>LibreOffice/7.5.3.2$Linux_X86_64 LibreOffice_project/50$Build-2</meta:generator>
    <dc:date>2023-12-04T22:30:32.242237216</dc:date>
    <meta:editing-duration>P1DT11H44M57S</meta:editing-duration>
    <meta:editing-cycles>12</meta:editing-cycles>
    <meta:document-statistic meta:table-count="1" meta:cell-count="908" meta:object-count="0"/>
  </office:meta>
</office:document-meta>
</file>